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athJax_Typewriter" svg:font-family="MathJax_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paragraph-properties fo:text-align="center" style:justify-single-word="false"/>
      <style:text-properties officeooo:rsid="001c104d" officeooo:paragraph-rsid="0043b903"/>
    </style:style>
    <style:style style:name="P2" style:family="paragraph" style:parent-style-name="Heading">
      <style:paragraph-properties fo:text-align="center" style:justify-single-word="false"/>
      <style:text-properties officeooo:rsid="0021cba9" officeooo:paragraph-rsid="0043b903"/>
    </style:style>
    <style:style style:name="P3" style:family="paragraph" style:parent-style-name="Heading">
      <style:paragraph-properties fo:text-align="center" style:justify-single-word="false"/>
      <style:text-properties officeooo:rsid="0026a4bc" officeooo:paragraph-rsid="0043b903"/>
    </style:style>
    <style:style style:name="P4" style:family="paragraph" style:parent-style-name="Text_20_body" style:master-page-name="">
      <loext:graphic-properties draw:fill="none"/>
      <style:paragraph-properties fo:margin-left="0cm" fo:margin-right="0cm" fo:margin-top="0cm" fo:margin-bottom="0.247cm" loext:contextual-spacing="false" fo:line-height="115%" fo:text-indent="0cm" style:auto-text-indent="false" style:page-number="auto" fo:background-color="transparent"/>
      <style:text-properties officeooo:paragraph-rsid="0043b903"/>
    </style:style>
    <style:style style:name="P5" style:family="paragraph" style:parent-style-name="Title" style:master-page-name="">
      <loext:graphic-properties draw:fill="none"/>
      <style:paragraph-properties fo:margin-left="0cm" fo:margin-right="0cm" fo:margin-top="0.423cm" fo:margin-bottom="0.212cm" loext:contextual-spacing="false" fo:text-align="center" style:justify-single-word="false" fo:text-indent="0cm" style:auto-text-indent="false" style:page-number="auto" fo:background-color="transparent" fo:keep-with-next="always"/>
      <style:text-properties officeooo:paragraph-rsid="0043b903"/>
    </style:style>
    <style:style style:name="P6" style:family="paragraph" style:parent-style-name="Text_20_body">
      <style:paragraph-properties fo:text-align="justify" style:justify-single-word="false"/>
      <style:text-properties officeooo:rsid="0026a4bc" officeooo:paragraph-rsid="0043b903"/>
    </style:style>
    <style:style style:name="P7" style:family="paragraph" style:parent-style-name="Text_20_body">
      <style:paragraph-properties fo:text-align="justify" style:justify-single-word="false"/>
      <style:text-properties officeooo:paragraph-rsid="0043b903"/>
    </style:style>
    <style:style style:name="P8" style:family="paragraph" style:parent-style-name="Text_20_body">
      <style:paragraph-properties fo:text-align="start" style:justify-single-word="false"/>
      <style:text-properties style:font-name="MathJax_Typewriter" fo:font-size="12pt" officeooo:rsid="00420fd9" officeooo:paragraph-rsid="0043b903" style:font-size-asian="12pt" style:font-size-complex="12pt"/>
    </style:style>
    <style:style style:name="P9" style:family="paragraph" style:parent-style-name="Text_20_body">
      <style:paragraph-properties fo:text-align="start" style:justify-single-word="false"/>
      <style:text-properties style:font-name="Liberation Serif" officeooo:rsid="0043b903" officeooo:paragraph-rsid="0043b903"/>
    </style:style>
    <style:style style:name="P10" style:family="paragraph" style:parent-style-name="Text_20_body">
      <style:paragraph-properties fo:text-align="center" style:justify-single-word="false"/>
      <style:text-properties style:font-name="Liberation Serif" fo:font-style="italic" style:text-underline-style="solid" style:text-underline-width="auto" style:text-underline-color="font-color" fo:font-weight="bold" officeooo:rsid="0043b903" officeooo:paragraph-rsid="0043b903" style:font-style-asian="italic" style:font-weight-asian="bold" style:font-style-complex="italic" style:font-weight-complex="bold"/>
    </style:style>
    <style:style style:name="P11" style:family="paragraph" style:parent-style-name="Text_20_body">
      <style:paragraph-properties fo:text-align="start" style:justify-single-word="false"/>
      <style:text-properties style:font-name="Liberation Serif" officeooo:rsid="00407c01" officeooo:paragraph-rsid="0043b903"/>
    </style:style>
    <style:style style:name="P12" style:family="paragraph" style:parent-style-name="Text_20_body">
      <style:paragraph-properties fo:text-align="start" style:justify-single-word="false"/>
      <style:text-properties style:font-name="Liberation Serif" fo:font-size="12pt" officeooo:rsid="00420fd9" officeooo:paragraph-rsid="0043b903" style:font-size-asian="12pt" style:font-size-complex="12pt"/>
    </style:style>
    <style:style style:name="P13" style:family="paragraph" style:parent-style-name="Text_20_body">
      <style:paragraph-properties fo:text-align="center" style:justify-single-word="false"/>
      <style:text-properties style:font-name="Liberation Serif" fo:font-size="12pt" fo:font-style="italic" style:text-underline-style="solid" style:text-underline-width="auto" style:text-underline-color="font-color" fo:font-weight="bold" officeooo:rsid="00426a65" officeooo:paragraph-rsid="0043b903" style:font-size-asian="12pt" style:font-style-asian="italic" style:font-weight-asian="bold" style:font-size-complex="12pt" style:font-style-complex="italic" style:font-weight-complex="bold"/>
    </style:style>
    <style:style style:name="P14" style:family="paragraph" style:parent-style-name="Text_20_body">
      <style:paragraph-properties fo:text-align="justify" style:justify-single-word="false"/>
      <style:text-properties style:text-line-through-style="none" style:text-line-through-type="none" fo:font-style="normal" style:text-underline-style="none" fo:font-weight="normal" officeooo:rsid="004349e4" officeooo:paragraph-rsid="0043b903"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officeooo:rsid="001c104d" officeooo:paragraph-rsid="0043b903"/>
    </style:style>
    <style:style style:name="P16" style:family="paragraph" style:parent-style-name="Text_20_body">
      <style:paragraph-properties fo:text-align="start" style:justify-single-word="false"/>
      <style:text-properties officeooo:rsid="003dda42" officeooo:paragraph-rsid="0043b903"/>
    </style:style>
    <style:style style:name="P17" style:family="paragraph" style:parent-style-name="Text_20_body">
      <style:paragraph-properties fo:text-align="start" style:justify-single-word="false"/>
      <style:text-properties officeooo:rsid="00407c01" officeooo:paragraph-rsid="0043b903"/>
    </style:style>
    <style:style style:name="P18" style:family="paragraph" style:parent-style-name="Text_20_body">
      <style:text-properties officeooo:paragraph-rsid="0043b903"/>
    </style:style>
    <style:style style:name="P19" style:family="paragraph" style:parent-style-name="Subtitle">
      <style:text-properties officeooo:rsid="00171ee8" officeooo:paragraph-rsid="0043b903"/>
    </style:style>
    <style:style style:name="P20" style:family="paragraph" style:parent-style-name="Heading_20_1">
      <style:paragraph-properties fo:text-align="center" style:justify-single-word="false"/>
      <style:text-properties officeooo:rsid="0017318b" officeooo:paragraph-rsid="0043b903"/>
    </style:style>
    <style:style style:name="P21" style:family="paragraph" style:parent-style-name="Heading_20_2">
      <style:paragraph-properties fo:text-align="center" style:justify-single-word="false"/>
      <style:text-properties officeooo:rsid="00188508" officeooo:paragraph-rsid="0043b903"/>
    </style:style>
    <style:style style:name="P22" style:family="paragraph" style:parent-style-name="Heading_20_2">
      <style:paragraph-properties fo:text-align="center" style:justify-single-word="false"/>
      <style:text-properties officeooo:rsid="00285f52" officeooo:paragraph-rsid="0043b903"/>
    </style:style>
    <style:style style:name="P23" style:family="paragraph" style:parent-style-name="Heading_20_2">
      <style:paragraph-properties fo:text-align="center" style:justify-single-word="false"/>
      <style:text-properties officeooo:rsid="002a4ae3" officeooo:paragraph-rsid="0043b903"/>
    </style:style>
    <style:style style:name="P24" style:family="paragraph" style:parent-style-name="Heading_20_2">
      <style:paragraph-properties fo:text-align="center" style:justify-single-word="false"/>
      <style:text-properties officeooo:paragraph-rsid="0043b903"/>
    </style:style>
    <style:style style:name="P25" style:family="paragraph" style:parent-style-name="Heading_20_2">
      <style:paragraph-properties fo:text-align="center" style:justify-single-word="false"/>
      <style:text-properties officeooo:rsid="00392a18" officeooo:paragraph-rsid="0043b903"/>
    </style:style>
    <style:style style:name="P26" style:family="paragraph" style:parent-style-name="Heading_20_2">
      <style:paragraph-properties fo:text-align="center" style:justify-single-word="false"/>
      <style:text-properties officeooo:rsid="003f3f48" officeooo:paragraph-rsid="0043b903"/>
    </style:style>
    <style:style style:name="P27" style:family="paragraph" style:parent-style-name="Heading_20_2">
      <style:paragraph-properties fo:text-align="center" style:justify-single-word="false"/>
      <style:text-properties officeooo:rsid="0043ad29" officeooo:paragraph-rsid="0043b903"/>
    </style:style>
    <style:style style:name="P28"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text-align="start" style:justify-single-word="false" fo:background-color="#f8f8f8"/>
      <style:text-properties style:font-name="MathJax_Typewriter" fo:language="zxx" fo:country="none" officeooo:paragraph-rsid="0043b903"/>
    </style:style>
    <style:style style:name="P29"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background-color="#f8f8f8"/>
      <style:text-properties style:font-name="MathJax_Typewriter" fo:language="zxx" fo:country="none" officeooo:paragraph-rsid="0043b903"/>
    </style:style>
    <style:style style:name="P30"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background-color="#f8f8f8"/>
      <style:text-properties style:font-name="MathJax_Typewriter" fo:language="zxx" fo:country="none" officeooo:rsid="00463186" officeooo:paragraph-rsid="00463186"/>
    </style:style>
    <style:style style:name="P31"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text-align="start" style:justify-single-word="false" fo:background-color="#f8f8f8"/>
      <style:text-properties style:font-name="MathJax_Typewriter" fo:language="zxx" fo:country="none" officeooo:rsid="00407c01" officeooo:paragraph-rsid="0043b903"/>
    </style:style>
    <style:style style:name="P32"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text-align="start" style:justify-single-word="false" fo:background-color="#f8f8f8"/>
      <style:text-properties style:font-name="MathJax_Typewriter" fo:language="zxx" fo:country="none" officeooo:rsid="0043b903" officeooo:paragraph-rsid="0043b903"/>
    </style:style>
    <style:style style:name="P33" style:family="paragraph" style:parent-style-name="Text_20_body">
      <style:text-properties officeooo:paragraph-rsid="0043b903"/>
    </style:style>
    <style:style style:name="P34" style:family="paragraph" style:parent-style-name="Text_20_body">
      <loext:graphic-properties draw:fill="solid" draw:fill-color="#f8f8f8" draw:opacity="100%"/>
      <style:paragraph-properties fo:background-color="#f8f8f8"/>
      <style:text-properties officeooo:paragraph-rsid="0043b903"/>
    </style:style>
    <style:style style:name="P35" style:family="paragraph" style:parent-style-name="Text_20_body">
      <style:paragraph-properties fo:line-height="100%">
        <style:tab-stops>
          <style:tab-stop style:position="0.503cm"/>
          <style:tab-stop style:position="1.005cm"/>
          <style:tab-stop style:position="1.508cm"/>
        </style:tab-stops>
      </style:paragraph-properties>
      <style:text-properties officeooo:paragraph-rsid="0043b903"/>
    </style:style>
    <style:style style:name="P36" style:family="paragraph" style:parent-style-name="Text_20_body">
      <loext:graphic-properties draw:fill="solid" draw:fill-color="#f8f8f8" draw:opacity="100%"/>
      <style:paragraph-properties fo:line-height="100%" fo:background-color="#f8f8f8">
        <style:tab-stops>
          <style:tab-stop style:position="0.503cm"/>
          <style:tab-stop style:position="1.005cm"/>
          <style:tab-stop style:position="1.508cm"/>
        </style:tab-stops>
      </style:paragraph-properties>
      <style:text-properties officeooo:paragraph-rsid="00463186"/>
    </style:style>
    <style:style style:name="P37" style:family="paragraph" style:parent-style-name="Text_20_body">
      <style:paragraph-properties fo:text-align="center" style:justify-single-word="false"/>
      <style:text-properties style:text-line-through-style="none" style:text-line-through-type="none" fo:font-style="italic" style:text-underline-style="solid" style:text-underline-width="auto" style:text-underline-color="font-color" fo:font-weight="bold" officeooo:rsid="0035d675" officeooo:paragraph-rsid="0043b903" style:font-style-asian="italic" style:font-weight-asian="bold" style:font-style-complex="italic" style:font-weight-complex="bold"/>
    </style:style>
    <style:style style:name="P38" style:family="paragraph" style:parent-style-name="Text_20_body">
      <style:paragraph-properties fo:text-align="start" style:justify-single-word="false"/>
      <style:text-properties officeooo:paragraph-rsid="0043b903"/>
    </style:style>
    <style:style style:name="P39" style:family="paragraph" style:parent-style-name="Text_20_body">
      <loext:graphic-properties draw:fill="solid" draw:fill-color="#f8f8f8" draw:opacity="100%"/>
      <style:paragraph-properties fo:text-align="start" style:justify-single-word="false" fo:background-color="#f8f8f8"/>
      <style:text-properties officeooo:paragraph-rsid="00463186"/>
    </style:style>
    <style:style style:name="P40" style:family="paragraph" style:parent-style-name="Text_20_body">
      <style:paragraph-properties fo:text-align="start" style:justify-single-word="false"/>
      <style:text-properties style:font-name="Liberation Serif" fo:font-size="12pt" officeooo:rsid="00420fd9" officeooo:paragraph-rsid="0043b903" style:font-size-asian="12pt" style:font-size-complex="12pt"/>
    </style:style>
    <style:style style:name="P41" style:family="paragraph" style:parent-style-name="Text_20_body">
      <style:paragraph-properties fo:text-align="start" style:justify-single-word="false"/>
      <style:text-properties style:font-name="Liberation Serif" officeooo:rsid="0043b903" officeooo:paragraph-rsid="0043b903"/>
    </style:style>
    <style:style style:name="P42" style:family="paragraph" style:parent-style-name="Text_20_body">
      <style:paragraph-properties fo:text-align="justify" style:justify-single-word="false"/>
      <style:text-properties officeooo:rsid="0026a4bc" officeooo:paragraph-rsid="0043b903"/>
    </style:style>
    <style:style style:name="P43" style:family="paragraph" style:parent-style-name="Text_20_body">
      <style:paragraph-properties fo:text-align="justify" style:justify-single-word="false"/>
      <style:text-properties officeooo:rsid="0022e07f" officeooo:paragraph-rsid="0043b903"/>
    </style:style>
    <style:style style:name="P44" style:family="paragraph" style:parent-style-name="Text_20_body">
      <style:paragraph-properties fo:text-align="justify" style:justify-single-word="false"/>
      <style:text-properties officeooo:paragraph-rsid="0043b903"/>
    </style:style>
    <style:style style:name="P45" style:family="paragraph" style:parent-style-name="Text_20_body">
      <style:paragraph-properties fo:text-align="justify" style:justify-single-word="false"/>
      <style:text-properties officeooo:rsid="0021cba9" officeooo:paragraph-rsid="0043b903"/>
    </style:style>
    <style:style style:name="P46" style:family="paragraph" style:parent-style-name="Text_20_body">
      <style:paragraph-properties fo:text-align="start" style:justify-single-word="false"/>
      <style:text-properties officeooo:rsid="0043b903" officeooo:paragraph-rsid="0043b903"/>
    </style:style>
    <style:style style:name="P47"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margin-top="0cm" fo:margin-bottom="0.146cm" loext:contextual-spacing="false" fo:line-height="100%" fo:background-color="#f8f8f8"/>
      <style:text-properties style:font-name="MathJax_Typewriter" fo:language="zxx" fo:country="none" officeooo:paragraph-rsid="0043b903"/>
    </style:style>
    <style:style style:name="T1" style:family="text">
      <style:text-properties officeooo:rsid="00171ee8"/>
    </style:style>
    <style:style style:name="T2" style:family="text">
      <style:text-properties style:font-name="Liberation Sans" fo:font-size="28pt" fo:font-weight="bold" officeooo:rsid="00171ee8" style:font-name-asian="Noto Sans CJK SC" style:font-size-asian="28pt" style:font-weight-asian="bold" style:font-name-complex="Lohit Devanagari" style:font-size-complex="28pt" style:font-weight-complex="bold"/>
    </style:style>
    <style:style style:name="T3" style:family="text">
      <style:text-properties style:font-name="Liberation Sans" fo:font-size="16.1000003814697pt" fo:font-weight="bold" officeooo:rsid="00392a18" style:font-name-asian="Noto Sans CJK SC" style:font-size-asian="16.1000003814697pt" style:font-weight-asian="bold" style:font-name-complex="Lohit Devanagari" style:font-size-complex="16.1000003814697pt" style:font-weight-complex="bold"/>
    </style:style>
    <style:style style:name="T4" style:family="text">
      <style:text-properties officeooo:rsid="0017318b"/>
    </style:style>
    <style:style style:name="T5" style:family="text">
      <style:text-properties officeooo:rsid="00188508"/>
    </style:style>
    <style:style style:name="T6" style:family="text">
      <style:text-properties officeooo:rsid="001a731c"/>
    </style:style>
    <style:style style:name="T7" style:family="text">
      <style:text-properties officeooo:rsid="001c104d"/>
    </style:style>
    <style:style style:name="T8" style:family="text">
      <style:text-properties officeooo:rsid="001d8665"/>
    </style:style>
    <style:style style:name="T9" style:family="text">
      <style:text-properties officeooo:rsid="001e3ccd"/>
    </style:style>
    <style:style style:name="T10" style:family="text">
      <style:text-properties officeooo:rsid="0021cba9"/>
    </style:style>
    <style:style style:name="T11" style:family="text">
      <style:text-properties officeooo:rsid="0024c601"/>
    </style:style>
    <style:style style:name="T12" style:family="text">
      <style:text-properties officeooo:rsid="0029ff3f"/>
    </style:style>
    <style:style style:name="T13" style:family="text">
      <style:text-properties officeooo:rsid="002a1633"/>
    </style:style>
    <style:style style:name="T14" style:family="text">
      <style:text-properties style:font-name="MathJax_Typewriter"/>
    </style:style>
    <style:style style:name="T15" style:family="text">
      <style:text-properties style:font-name="MathJax_Typewriter" fo:language="zxx" fo:country="none"/>
    </style:style>
    <style:style style:name="T16" style:family="text">
      <style:text-properties style:font-name="MathJax_Typewriter" fo:language="zxx" fo:country="none"/>
    </style:style>
    <style:style style:name="T17" style:family="text">
      <style:text-properties style:font-name="MathJax_Typewriter" fo:language="zxx" fo:country="none" officeooo:rsid="00463186"/>
    </style:style>
    <style:style style:name="T18" style:family="text">
      <style:text-properties style:font-name="MathJax_Typewriter" fo:language="zxx" fo:country="none" officeooo:rsid="00407c01"/>
    </style:style>
    <style:style style:name="T19" style:family="text">
      <style:text-properties style:font-name="MathJax_Typewriter" fo:language="zxx" fo:country="none" officeooo:rsid="0043b903"/>
    </style:style>
    <style:style style:name="T20" style:family="text">
      <style:text-properties style:font-name="MathJax_Typewriter" fo:language="zxx" fo:country="none" officeooo:rsid="0043b903"/>
    </style:style>
    <style:style style:name="T21" style:family="text">
      <style:text-properties style:font-name="MathJax_Typewriter" officeooo:rsid="00407c01"/>
    </style:style>
    <style:style style:name="T22" style:family="text">
      <style:text-properties style:font-name="MathJax_Typewriter" fo:font-size="12pt" officeooo:rsid="00407c01" style:font-size-asian="12pt" style:font-size-complex="12pt"/>
    </style:style>
    <style:style style:name="T23" style:family="text">
      <style:text-properties style:font-name="MathJax_Typewriter" fo:font-size="12pt" officeooo:rsid="00420fd9" style:font-size-asian="12pt" style:font-size-complex="12pt"/>
    </style:style>
    <style:style style:name="T24" style:family="text">
      <style:text-properties style:font-name="MathJax_Typewriter" fo:font-size="12pt" fo:language="zxx" fo:country="none" officeooo:rsid="00407c01" style:font-size-asian="12pt" style:font-size-complex="12pt"/>
    </style:style>
    <style:style style:name="T25" style:family="text">
      <style:text-properties style:font-name="MathJax_Typewriter" fo:font-size="12pt" fo:language="zxx" fo:country="none" officeooo:rsid="00420fd9" style:font-size-asian="12pt" style:font-size-complex="12pt"/>
    </style:style>
    <style:style style:name="T26" style:family="text">
      <style:text-properties style:font-name="MathJax_Typewriter" officeooo:rsid="0043b903"/>
    </style:style>
    <style:style style:name="T27" style:family="text">
      <style:text-properties officeooo:rsid="0022e07f"/>
    </style:style>
    <style:style style:name="T28" style:family="text">
      <style:text-properties officeooo:rsid="00426a65"/>
    </style:style>
    <style:style style:name="T29" style:family="text">
      <style:text-properties officeooo:rsid="0043ad29"/>
    </style:style>
    <style:style style:name="T30" style:family="text">
      <style:text-properties officeooo:rsid="00447662"/>
    </style:style>
    <style:style style:name="T31" style:family="text">
      <style:text-properties officeooo:rsid="00463186"/>
    </style:style>
    <style:style style:name="T32" style:family="text">
      <style:text-properties style:font-name="MathJax_Typewriter" fo:language="zxx" fo:country="none" ch2_options="{'Style': 'emacs', 'Language': 'Python 3', 'UseCharStyles': 1, 'LineNumberRatio': 100, 'LineNumberStart': 1, 'MasterCharStyle': '', 'ShowLineNumbers': 0, 'ColourizeBackground': 1, 'LineNumberSeparator': '  ', 'StoreOptionsWithSnippet': 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Dokumentation </text:span><text:span text:style-name="T2">Junioraufgabe</text:span><text:span text:style-name="T1"> 1</text:span></text:p>
      <text:p text:style-name="P19">Jugendwettbewerb Informatik 3.Runde</text:p>
      <text:h text:style-name="P20" text:outline-level="1">Aufgabenstellung</text:h>
      <text:p text:style-name="P7"><text:span text:style-name="T4">Ich soll ein </text:span>Programm <text:span text:style-name="T4">schreiben</text:span>, das <text:span text:style-name="T5">mein Computer </text:span>eine Liste von Wörtern<text:span text:style-name="T4"> </text:span>einliest und daraus alle passende <text:span text:style-name="T5">Reimpaare </text:span>berechnet. <text:span text:style-name="T5">Es gibt drei Regeln, die der Computer anwenden muss. </text:span></text:p>
      <text:h text:style-name="P21" text:outline-level="2">Die 1.Regel:</text:h>
      <text:p text:style-name="P18"><text:span text:style-name="T5">Die beiden Wörter müssen gleich enden. Ab der vorletzten Vokalgruppe müssen sie gleich bleiben. Eine Vokalgruppe sind </text:span><text:span text:style-name="T6">Selbstlaute, Umlaute und Zwielaute (z.B.: a, e, i, o, u, ä, ö, ü, au, ai, ei, eu, äu und </text:span>ie<text:span text:style-name="T6">). Ab der vorletzten Vokalgruppe ist die Endung. </text:span><text:span text:style-name="T8">Wenn das Wort nur eine Vokalgruppe hat, <text:s text:c="2"/>dann wird sie als vorletzte Vokalgruppe genommen.</text:span><text:span text:style-name="T6"> Wenn die Endung nicht gleicht ist, dann ist es kein </text:span>Reimwortpaar<text:span text:style-name="T6">. Wenn Ja, dann wird nach der 2.Regel geschaut.</text:span></text:p>
      <text:p text:style-name="P1">Beispiel 1.Regel:</text:p>
      <text:p text:style-name="P15">Gruppe------Suppe <text:s/>(richtig) <text:s text:c="45"/>Baum--------Suppe (falsch)</text:p>
      <text:p text:style-name="P15">u = vorletzte Vokalgruppe <text:s text:c="4"/>uppe = Endung <text:s text:c="19"/><text:span text:style-name="T8">Baum----aum <text:s text:c="2"/>Suppe----uppe <text:s/>uppe!=aum</text:span></text:p>
      <text:h text:style-name="P22" text:outline-level="2">Lösungsidee 1.Regel:</text:h>
      <text:p text:style-name="P4">Ich soll die maßgebliche Vokalgruppe eines Wortes finden. Weil <text:s/>die Regel 1 sagt muss ich von hinten Vokale finden. Weil ich nicht weiß ob es mehr als eine Vokalgruppe <text:span text:style-name="T12">gibt</text:span>, suche ich von hinten den letzten Vokal. Dafür habe ich das Wort andersrum <text:span text:style-name="T12">gedreht und von vorne gesucht. Wenn ich den letzten Vokal gefunden hab</text:span><text:span text:style-name="T13">e</text:span><text:span text:style-name="T12">, dann muss ich sehen ob vor dem letzten Vokal </text:span><text:span text:style-name="T13">direkt </text:span><text:span text:style-name="T12">ein weiter Vokal ist usw. bis ich einen Ko</text:span><text:span text:style-name="T13">n</text:span><text:span text:style-name="T12">sonant</text:span><text:span text:style-name="T13">en</text:span><text:span text:style-name="T12"> gefunden hab</text:span><text:span text:style-name="T13">e</text:span><text:span text:style-name="T12">. </text:span><text:span text:style-name="T13">Dies ist die letzte Vokalgruppe. <text:s/>Ich merke mir die Position. </text:span><text:span text:style-name="T12">Wenn ich aber </text:span><text:span text:style-name="T13">weiter suche und eine weitere, also </text:span><text:span text:style-name="T12">die vorletzte Vokalgruppe gefunden habe, dann ersetze ich die bereits gefundene </text:span><text:span text:style-name="T13">Position, </text:span><text:span text:style-name="T12">also die letzte Vokalgruppe mit der vorletzten Vokalgruppe.</text:span></text:p>
      <text:h text:style-name="P23" text:outline-level="2">Umsetzung Regel 1:</text:h>
      <text:p text:style-name="P16">Ich definiere eine neue Funktion:</text:p>
      <text:p text:style-name="P28"><text:span text:style-name="ch2_5f_emacs.Keyword">def</text:span><text:span text:style-name="ch2_5f_emacs.Text"> </text:span><text:span text:style-name="ch2_5f_emacs.Name.Function">bestimme_Endung</text:span><text:span text:style-name="ch2_5f_emacs.Punctuation">(</text:span><text:span text:style-name="ch2_5f_emacs.Name">wort</text:span><text:span text:style-name="ch2_5f_emacs.Punctuation">):</text:span></text:p>
      <text:p text:style-name="P18">Ich drehe das Wort um:</text:p>
      <text:p text:style-name="P34"><text:span text:style-name="ch2_5f_emacs.Name"><text:span text:style-name="T15"><text:s text:c="4"/>umdrehwort</text:span></text:span><text:span text:style-name="ch2_5f_emacs.Text"><text:span text:style-name="T15"> </text:span></text:span><text:span text:style-name="ch2_5f_emacs.Operator"><text:span text:style-name="T15">=</text:span></text:span><text:span text:style-name="ch2_5f_emacs.Text"><text:span text:style-name="T15"> </text:span></text:span><text:span text:style-name="ch2_5f_emacs.Name"><text:span text:style-name="T15">wort</text:span></text:span><text:span text:style-name="ch2_5f_emacs.Punctuation"><text:span text:style-name="T15">[::</text:span></text:span><text:span text:style-name="ch2_5f_emacs.Operator"><text:span text:style-name="T15">-</text:span></text:span><text:span text:style-name="ch2_5f_emacs.Literal.Number.Integer"><text:span text:style-name="T15">1</text:span></text:span><text:span text:style-name="ch2_5f_emacs.Punctuation"><text:span text:style-name="T15">]</text:span></text:span></text:p>
      <text:p text:style-name="P18">Dann erstelle ich die Variablen und Strings:</text:p>
      <text:p text:style-name="P47"><text:span text:style-name="ch2_5f_emacs.Text"><text:s text:c="4"/></text:span><text:span text:style-name="ch2_5f_emacs.Name">vokal_zähler</text:span><text:span text:style-name="ch2_5f_emacs.Text"> </text:span><text:span text:style-name="ch2_5f_emacs.Operator">=</text:span><text:span text:style-name="ch2_5f_emacs.Text"> </text:span><text:span text:style-name="ch2_5f_emacs.Literal.Number.Integer">0</text:span></text:p>
      <text:p text:style-name="P47"><text:span text:style-name="ch2_5f_emacs.Text"><text:s text:c="4"/></text:span><text:span text:style-name="ch2_5f_emacs.Name">Endung_string</text:span><text:span text:style-name="ch2_5f_emacs.Text"> </text:span><text:span text:style-name="ch2_5f_emacs.Operator">=</text:span><text:span text:style-name="ch2_5f_emacs.Text"> </text:span><text:span text:style-name="ch2_5f_emacs.Literal.String.Double">""</text:span></text:p>
      <text:p text:style-name="P47"><text:span text:style-name="ch2_5f_emacs.Text"><text:s text:c="4"/></text:span><text:span text:style-name="ch2_5f_emacs.Name">stelle</text:span><text:span text:style-name="ch2_5f_emacs.Text"> </text:span><text:span text:style-name="ch2_5f_emacs.Operator">=</text:span><text:span text:style-name="ch2_5f_emacs.Text"> </text:span><text:span text:style-name="ch2_5f_emacs.Literal.Number.Integer">0</text:span></text:p>
      <text:p text:style-name="P47"><text:span text:style-name="ch2_5f_emacs.Text"><text:s text:c="4"/></text:span><text:span text:style-name="ch2_5f_emacs.Name">letzte_voklgrup</text:span><text:span text:style-name="ch2_5f_emacs.Text"> </text:span><text:span text:style-name="ch2_5f_emacs.Operator">=</text:span><text:span text:style-name="ch2_5f_emacs.Text"> </text:span><text:span text:style-name="ch2_5f_emacs.Literal.String.Double">""</text:span></text:p>
      <text:p text:style-name="P18"><text:soft-page-break/>Die „while“ schleife liest jeden Buchstaben des Wortes durch:</text:p>
      <text:p text:style-name="P29"><text:span text:style-name="ch2_5f_emacs.Keyword"><text:s text:c="4"/>while</text:span><text:span text:style-name="ch2_5f_emacs.Text"> </text:span><text:span text:style-name="ch2_5f_emacs.Name">stelle</text:span><text:span text:style-name="ch2_5f_emacs.Text"> </text:span><text:span text:style-name="ch2_5f_emacs.Operator">&lt;</text:span><text:span text:style-name="ch2_5f_emacs.Text"> </text:span><text:span text:style-name="ch2_5f_emacs.Name.Builtin">len</text:span><text:span text:style-name="ch2_5f_emacs.Punctuation">(</text:span><text:span text:style-name="ch2_5f_emacs.Name">umdrehwort</text:span><text:span text:style-name="ch2_5f_emacs.Punctuation">):</text:span></text:p>
      <text:p text:style-name="P18">Ich werde Variable „stelle“ nehmen und die stelle des Umdrehwort in die variable buchstabe einstecken:</text:p>
      <text:p text:style-name="P29"><text:span text:style-name="ch2_5f_emacs.Name"><text:s text:c="8"/>buchstabe</text:span><text:span text:style-name="ch2_5f_emacs.Text"> </text:span><text:span text:style-name="ch2_5f_emacs.Operator">=</text:span><text:span text:style-name="ch2_5f_emacs.Text"> </text:span><text:span text:style-name="ch2_5f_emacs.Name">umdrehwort</text:span><text:span text:style-name="ch2_5f_emacs.Punctuation">[</text:span><text:span text:style-name="ch2_5f_emacs.Name">stelle</text:span><text:span text:style-name="ch2_5f_emacs.Punctuation">]</text:span></text:p>
      <text:p text:style-name="P18">Ich werde den Buchstaben in Variable Endung_string einstecken:</text:p>
      <text:p text:style-name="P29"><text:span text:style-name="ch2_5f_emacs.Name"><text:s text:c="8"/>Endung_string</text:span><text:span text:style-name="ch2_5f_emacs.Text"> </text:span><text:span text:style-name="ch2_5f_emacs.Operator">=</text:span><text:span text:style-name="ch2_5f_emacs.Text"> </text:span><text:span text:style-name="ch2_5f_emacs.Name">buchstabe</text:span><text:span text:style-name="ch2_5f_emacs.Text"> </text:span><text:span text:style-name="ch2_5f_emacs.Operator">+</text:span><text:span text:style-name="ch2_5f_emacs.Text"> </text:span><text:span text:style-name="ch2_5f_emacs.Name">Endung_string</text:span></text:p>
      <text:p text:style-name="P18">Wenn der Buchstabe ein Vokal ist, dann Wiederhole ich die ganze Zeit zu gucken ob der nächste Buchstabe wieder ein Vokal ist, bis es kein Vokal mehr ist. Er wird, wenn ist ein Vokal ist, in Endung_string gespeichert sein.Wenn ist kein Vokal ist, dann brecht er die Schleife ab mit „break“:</text:p>
      <text:p text:style-name="P36"><text:span text:style-name="ch2_5f_emacs.Keyword"><text:span text:style-name="T15"><text:s text:c="8"/>if</text:span></text:span><text:span text:style-name="ch2_5f_emacs.Text"><text:span text:style-name="T15"> </text:span></text:span><text:span text:style-name="ch2_5f_emacs.Name"><text:span text:style-name="T15">buchstabe</text:span></text:span><text:span text:style-name="ch2_5f_emacs.Text"><text:span text:style-name="T15"> </text:span></text:span><text:span text:style-name="ch2_5f_emacs.Operator.Word"><text:span text:style-name="T15">in</text:span></text:span><text:span text:style-name="ch2_5f_emacs.Text"><text:span text:style-name="T15"> </text:span></text:span><text:span text:style-name="ch2_5f_emacs.Literal.String.Double"><text:span text:style-name="T15">"aeiouäöü"</text:span></text:span><text:span text:style-name="ch2_5f_emacs.Punctuation"><text:span text:style-name="T15">:</text:span></text:span></text:p>
      <text:p text:style-name="P36"><text:span text:style-name="ch2_5f_emacs.Punctuation"><text:span text:style-name="T15"><text:s text:c="9"/></text:span></text:span><text:span text:style-name="ch2_5f_emacs.Punctuation"><text:span text:style-name="T17"><text:s text:c="4"/></text:span></text:span><text:span text:style-name="ch2_5f_emacs.Keyword"><text:span text:style-name="T15">while</text:span></text:span><text:span text:style-name="ch2_5f_emacs.Text"><text:span text:style-name="T15"> </text:span></text:span><text:span text:style-name="ch2_5f_emacs.Keyword.Constant"><text:span text:style-name="T15">True</text:span></text:span><text:span text:style-name="ch2_5f_emacs.Punctuation"><text:span text:style-name="T15">:</text:span></text:span></text:p>
      <text:p text:style-name="P36"><text:span text:style-name="ch2_5f_emacs.Punctuation"><text:span text:style-name="T15"><text:s text:c="16"/></text:span></text:span><text:span text:style-name="ch2_5f_emacs.Name"><text:span text:style-name="T15">buchstabe</text:span></text:span><text:span text:style-name="ch2_5f_emacs.Text"><text:span text:style-name="T15"> </text:span></text:span><text:span text:style-name="ch2_5f_emacs.Operator"><text:span text:style-name="T15">=</text:span></text:span><text:span text:style-name="ch2_5f_emacs.Text"><text:span text:style-name="T15"> </text:span></text:span><text:span text:style-name="ch2_5f_emacs.Name"><text:span text:style-name="T15">umdrehwort</text:span></text:span><text:span text:style-name="ch2_5f_emacs.Punctuation"><text:span text:style-name="T15">[</text:span></text:span><text:span text:style-name="ch2_5f_emacs.Name"><text:span text:style-name="T15">stelle</text:span></text:span><text:span text:style-name="ch2_5f_emacs.Operator"><text:span text:style-name="T15">+</text:span></text:span><text:span text:style-name="ch2_5f_emacs.Literal.Number.Integer"><text:span text:style-name="T15">1</text:span></text:span><text:span text:style-name="ch2_5f_emacs.Punctuation"><text:span text:style-name="T15">]</text:span></text:span><text:span text:style-name="ch2_5f_emacs.Text"><text:span text:style-name="T15"> </text:span></text:span><text:span text:style-name="ch2_5f_emacs.Comment.Single"><text:span text:style-name="T15"># voraus schauen!</text:span></text:span></text:p>
      <text:p text:style-name="P35"><text:span text:style-name="T14"><text:tab/><text:tab/> <text:s text:c="6"/></text:span><text:span text:style-name="ch2_5f_emacs.Keyword"><text:span text:style-name="T15">if</text:span></text:span><text:span text:style-name="ch2_5f_emacs.Text"><text:span text:style-name="T15"> </text:span></text:span><text:span text:style-name="ch2_5f_emacs.Name"><text:span text:style-name="T15">buchstabe</text:span></text:span><text:span text:style-name="ch2_5f_emacs.Text"><text:span text:style-name="T15"> </text:span></text:span><text:span text:style-name="ch2_5f_emacs.Operator.Word"><text:span text:style-name="T15">in</text:span></text:span><text:span text:style-name="ch2_5f_emacs.Text"><text:span text:style-name="T15"> </text:span></text:span><text:span text:style-name="ch2_5f_emacs.Literal.String.Double"><text:span text:style-name="T15">"aeiouäöü"</text:span></text:span><text:span text:style-name="ch2_5f_emacs.Punctuation"><text:span text:style-name="T15">:</text:span></text:span></text:p>
      <text:p text:style-name="P35"><text:span text:style-name="T14"><text:tab/><text:tab/><text:tab/> <text:s text:c="5"/></text:span><text:span text:style-name="ch2_5f_emacs.Name"><text:span text:style-name="T15">Endung_string</text:span></text:span><text:span text:style-name="ch2_5f_emacs.Text"><text:span text:style-name="T15"> </text:span></text:span><text:span text:style-name="ch2_5f_emacs.Operator"><text:span text:style-name="T15">=</text:span></text:span><text:span text:style-name="ch2_5f_emacs.Text"><text:span text:style-name="T15"> </text:span></text:span><text:span text:style-name="ch2_5f_emacs.Name"><text:span text:style-name="T15">buchstabe</text:span></text:span><text:span text:style-name="ch2_5f_emacs.Text"><text:span text:style-name="T15"> </text:span></text:span><text:span text:style-name="ch2_5f_emacs.Operator"><text:span text:style-name="T15">+</text:span></text:span><text:span text:style-name="ch2_5f_emacs.Text"><text:span text:style-name="T15"> </text:span></text:span><text:span text:style-name="ch2_5f_emacs.Name"><text:span text:style-name="T15">Endung_string</text:span></text:span><text:span text:style-name="T14"> </text:span></text:p>
      <text:p text:style-name="P35"><text:tab/><text:tab/><text:tab/> <text:s text:c="5"/><text:span text:style-name="ch2_5f_emacs.Name"><text:span text:style-name="T32">stelle</text:span></text:span><text:span text:style-name="ch2_5f_emacs.Text"><text:span text:style-name="T32"> </text:span></text:span><text:span text:style-name="ch2_5f_emacs.Operator"><text:span text:style-name="T32">+=</text:span></text:span><text:span text:style-name="ch2_5f_emacs.Text"><text:span text:style-name="T32"> </text:span></text:span><text:span text:style-name="ch2_5f_emacs.Literal.Number.Integer"><text:span text:style-name="T32">1</text:span></text:span></text:p>
      <text:p text:style-name="P35"><text:span text:style-name="T14"><text:tab/><text:tab/> <text:s text:c="6"/></text:span><text:span text:style-name="ch2_5f_emacs.Keyword"><text:span text:style-name="T15">else</text:span></text:span><text:span text:style-name="ch2_5f_emacs.Punctuation"><text:span text:style-name="T15">:</text:span></text:span></text:p>
      <text:p text:style-name="P35"><text:span text:style-name="T14"><text:tab/><text:tab/><text:tab/> <text:s text:c="6"/></text:span><text:span text:style-name="ch2_5f_emacs.Keyword"><text:span text:style-name="T15">break</text:span></text:span></text:p>
      <text:p text:style-name="P18">Danach werde ich „Vokalzähler“ die Variable + 1 machen, weil ich grade eben einen neuen Vokal gefunden habe:</text:p>
      <text:p text:style-name="P29"><text:span text:style-name="ch2_5f_emacs.Name"><text:s text:c="12"/>vokal_zähler</text:span><text:span text:style-name="ch2_5f_emacs.Text"> </text:span><text:span text:style-name="ch2_5f_emacs.Operator">+=</text:span><text:span text:style-name="ch2_5f_emacs.Text"> </text:span><text:span text:style-name="ch2_5f_emacs.Literal.Number.Integer">1</text:span></text:p>
      <text:p text:style-name="P18">Ich speichere die Variable „Endung_string“ in „letzte_voklgrup“:</text:p>
      <text:p text:style-name="P18"><text:span text:style-name="T14"><text:s text:c="12"/></text:span>letzte_voklgrup = Endung_string</text:p>
      <text:p text:style-name="P18">Wenn der Vokal_zähler auf 2 ist, dann wird die Schleife beendet, weil ich dann bei der vorletzten Vokalgruppe bin. Sonst wird die Schleife wiederholt wie es oben steht:</text:p>
      <text:p text:style-name="P30"><text:span text:style-name="ch2_5f_emacs.Keyword"><text:s text:c="12"/>if</text:span><text:span text:style-name="ch2_5f_emacs.Text"> </text:span><text:span text:style-name="ch2_5f_emacs.Name">vokal_zähler</text:span><text:span text:style-name="ch2_5f_emacs.Text"> </text:span><text:span text:style-name="ch2_5f_emacs.Operator">==</text:span><text:span text:style-name="ch2_5f_emacs.Text"> </text:span><text:span text:style-name="ch2_5f_emacs.Literal.Number.Integer">2</text:span><text:span text:style-name="ch2_5f_emacs.Punctuation">:</text:span></text:p>
      <text:p text:style-name="P18"><text:s text:c="16"/><text:span text:style-name="ch2_5f_emacs.Keyword"><text:span text:style-name="T15">break</text:span></text:span></text:p>
      <text:p text:style-name="P18">Aus der „if-bedingung“ raus werde ich die Variable „stelle“ + 1 machen, damit ich das nächste mal den nächsten Buchstaben nachsehe:</text:p>
      <text:p text:style-name="P29"><text:span text:style-name="ch2_5f_emacs.Name"><text:s text:c="8"/>stelle</text:span><text:span text:style-name="ch2_5f_emacs.Text"> </text:span><text:span text:style-name="ch2_5f_emacs.Operator">+=</text:span><text:span text:style-name="ch2_5f_emacs.Text"> </text:span><text:span text:style-name="ch2_5f_emacs.Literal.Number.Integer">1</text:span></text:p>
      <text:p text:style-name="P18">Wenn wir schon den vorletzten Vokal gefunden haben, dann geht es aus der Schleife raus.</text:p>
      <text:p text:style-name="P18">Und wir geben die Variable „letzte_voklgrup“ aus:</text:p>
      <text:p text:style-name="P29"><text:span text:style-name="ch2_5f_emacs.Keyword"><text:s text:c="4"/>return</text:span><text:span text:style-name="ch2_5f_emacs.Text"> </text:span><text:span text:style-name="ch2_5f_emacs.Name">letzte_voklgrup</text:span></text:p>
      <text:p text:style-name="P37">Ende Umsetzung</text:p>
      <text:h text:style-name="P24" text:outline-level="2"><text:soft-page-break/>Die 2.Regel:</text:h>
      <text:p text:style-name="P7"><text:span text:style-name="T7">Die Endung(siehe 1.Regel) muss </text:span><text:span text:style-name="T10">mehr oder gleich viele</text:span><text:span text:style-name="T7"> Buchstaben haben als der </text:span><text:span text:style-name="T9">Rest</text:span><text:span text:style-name="T7"> des Wortes. </text:span><text:span text:style-name="T8">Wenn das Wort Vokalgruppe ist, dann geht es nicht, weil „uppe“ die Endung </text:span><text:span text:style-name="T9">ist</text:span><text:span text:style-name="T8">. Sie hat nur 4 Buchstaben. Der Rest des Wortes, also „Vokalgr“, hat 7 Buchstaben. 4(die Endung) ist kleiner als 7(der Rest des Wortes). Also hat „Vokalgruppe“ Regel 2 verst</text:span><text:span text:style-name="T9">o</text:span><text:span text:style-name="T8">ß</text:span><text:span text:style-name="T9">en</text:span><text:span text:style-name="T8">.</text:span></text:p>
      <text:p text:style-name="P2">Beispiel 2.Regel:</text:p>
      <text:p text:style-name="P45">Vokalgruppe <text:s text:c="2"/>Endung = uppe <text:s text:c="3"/>Rest des Wortes = Vokalgr <text:s text:c="2"/>uppe = 4 <text:s text:c="2"/>Vokalgr = 7 <text:s text:c="3"/>4&lt;7 <text:s/>(Falsch) <text:s text:c="2"/></text:p>
      <text:p text:style-name="P45">Suppe <text:s/>Endung = uppe <text:s/>Rest des Wortes = S <text:s text:c="2"/>uppe = 4 <text:s text:c="2"/>S = 1 <text:s text:c="5"/>4<text:span text:style-name="T11">(uppe)</text:span>&gt;1<text:span text:style-name="T11">(S)</text:span> (Richtig)</text:p>
      <text:h text:style-name="P25" text:outline-level="2">Lösungsidee 2.Regel:</text:h>
      <text:p text:style-name="P18">Ich soll nachsehen, ob die Endung mehr Buchstaben haben, als der Rest des Wortes. Die Endung haben wir schon oben in der 1.Regel identifiziert. Man muss nur die Länge der Endung und der des ganzen Wortes vergleichen. Ich subtrahiere die Länge der Endung von der Länge des Wortes. Danach schaue ich ob der Rest des Wortes kleiner gleich die Länge der Endung.Wenn es aber größer ist ignoriere ich das Wort.</text:p>
      <text:h text:style-name="P26" text:outline-level="2">Umsetzung Regel 2:</text:h>
      <text:p text:style-name="P17">Ich definiere eine neue Funktion:</text:p>
      <text:p text:style-name="P31"><text:span text:style-name="ch2_5f_emacs.Keyword">def</text:span><text:span text:style-name="ch2_5f_emacs.Text"> </text:span><text:span text:style-name="ch2_5f_emacs.Name.Function">Endung_sortieren</text:span><text:span text:style-name="ch2_5f_emacs.Punctuation">(</text:span><text:span text:style-name="ch2_5f_emacs.Name">wort</text:span><text:span text:style-name="ch2_5f_emacs.Punctuation">,</text:span><text:span text:style-name="ch2_5f_emacs.Text"> </text:span><text:span text:style-name="ch2_5f_emacs.Name">reimwörterbuch</text:span><text:span text:style-name="ch2_5f_emacs.Punctuation">):</text:span></text:p>
      <text:p text:style-name="P11">Ich rufe die Definition für Regel 1 auf:</text:p>
      <text:p text:style-name="P38"><text:span text:style-name="ch2_5f_emacs.Name"><text:span text:style-name="T18"><text:s text:c="4"/>Endung</text:span></text:span><text:span text:style-name="ch2_5f_emacs.Text"><text:span text:style-name="T18"> </text:span></text:span><text:span text:style-name="ch2_5f_emacs.Operator"><text:span text:style-name="T18">=</text:span></text:span><text:span text:style-name="ch2_5f_emacs.Text"><text:span text:style-name="T18"> </text:span></text:span><text:span text:style-name="ch2_5f_emacs.Name"><text:span text:style-name="T18">bestimme_Endung</text:span></text:span><text:span text:style-name="ch2_5f_emacs.Punctuation"><text:span text:style-name="T18">(</text:span></text:span><text:span text:style-name="ch2_5f_emacs.Name"><text:span text:style-name="T18">wort</text:span></text:span><text:span text:style-name="ch2_5f_emacs.Punctuation"><text:span text:style-name="T18">)</text:span></text:span></text:p>
      <text:p text:style-name="P11">Ich berechne <text:span text:style-name="T29">die Länge vom</text:span> Rest des Wortes:</text:p>
      <text:p text:style-name="P38"><text:span text:style-name="T22"><text:s text:c="4"/></text:span><text:span text:style-name="ch2_5f_emacs.Name"><text:span text:style-name="T24">Rest_des_wortes</text:span></text:span><text:span text:style-name="ch2_5f_emacs.Text"><text:span text:style-name="T24"> </text:span></text:span><text:span text:style-name="ch2_5f_emacs.Operator"><text:span text:style-name="T24">=</text:span></text:span><text:span text:style-name="ch2_5f_emacs.Text"><text:span text:style-name="T24"> </text:span></text:span><text:span text:style-name="ch2_5f_emacs.Name.Builtin"><text:span text:style-name="T24">len</text:span></text:span><text:span text:style-name="ch2_5f_emacs.Punctuation"><text:span text:style-name="T24">(</text:span></text:span><text:span text:style-name="ch2_5f_emacs.Name"><text:span text:style-name="T24">wort</text:span></text:span><text:span text:style-name="ch2_5f_emacs.Punctuation"><text:span text:style-name="T24">)</text:span></text:span><text:span text:style-name="ch2_5f_emacs.Text"><text:span text:style-name="T24"> </text:span></text:span><text:span text:style-name="ch2_5f_emacs.Error"><text:span text:style-name="T24">–</text:span></text:span><text:span text:style-name="ch2_5f_emacs.Text"><text:span text:style-name="T24"> </text:span></text:span><text:span text:style-name="ch2_5f_emacs.Name.Builtin"><text:span text:style-name="T24">len</text:span></text:span><text:span text:style-name="ch2_5f_emacs.Punctuation"><text:span text:style-name="T24">(</text:span></text:span><text:span text:style-name="ch2_5f_emacs.Name"><text:span text:style-name="T24">Endung</text:span></text:span><text:span text:style-name="ch2_5f_emacs.Punctuation"><text:span text:style-name="T24">)</text:span></text:span></text:p>
      <text:p text:style-name="P12">Ich schaue ob der Rest des Wortes kleiner als die Länge von der Endung ist. Wenn es nicht <text:span text:style-name="T30">i</text:span>s<text:span text:style-name="T30">t</text:span>, dann ignoriere ich das Wort einfach:</text:p>
      <text:p text:style-name="P38"><text:span text:style-name="T23"><text:s text:c="4"/></text:span><text:span text:style-name="ch2_5f_emacs.Keyword"><text:span text:style-name="T25">if</text:span></text:span><text:span text:style-name="ch2_5f_emacs.Text"><text:span text:style-name="T25"> </text:span></text:span><text:span text:style-name="ch2_5f_emacs.Name"><text:span text:style-name="T25">Rest_des_wortes</text:span></text:span><text:span text:style-name="ch2_5f_emacs.Text"><text:span text:style-name="T25"> </text:span></text:span><text:span text:style-name="ch2_5f_emacs.Operator"><text:span text:style-name="T25">&lt;=</text:span></text:span><text:span text:style-name="ch2_5f_emacs.Text"><text:span text:style-name="T25"> </text:span></text:span><text:span text:style-name="ch2_5f_emacs.Name.Builtin"><text:span text:style-name="T25">len</text:span></text:span><text:span text:style-name="ch2_5f_emacs.Punctuation"><text:span text:style-name="T25">(</text:span></text:span><text:span text:style-name="ch2_5f_emacs.Name"><text:span text:style-name="T25">Endung</text:span></text:span><text:span text:style-name="ch2_5f_emacs.Punctuation"><text:span text:style-name="T25">):</text:span></text:span></text:p>
      <text:p text:style-name="P12">Wenn im dictionary „Reimwörterbuch“ diese Endung schon da ist, dann füge ich es an diese Liste. Wenn nicht, dann muss ich eine neue liste erstellen:</text:p>
      <text:p text:style-name="P38"><text:span text:style-name="T23"><text:s text:c="8"/></text:span><text:span text:style-name="ch2_5f_emacs.Keyword"><text:span text:style-name="T25">if</text:span></text:span><text:span text:style-name="ch2_5f_emacs.Text"><text:span text:style-name="T25"> </text:span></text:span><text:span text:style-name="ch2_5f_emacs.Name"><text:span text:style-name="T25">Endung</text:span></text:span><text:span text:style-name="ch2_5f_emacs.Text"><text:span text:style-name="T25"> </text:span></text:span><text:span text:style-name="ch2_5f_emacs.Operator.Word"><text:span text:style-name="T25">in</text:span></text:span><text:span text:style-name="ch2_5f_emacs.Text"><text:span text:style-name="T25"> </text:span></text:span><text:span text:style-name="ch2_5f_emacs.Name"><text:span text:style-name="T25">reimwörterbuch</text:span></text:span><text:span text:style-name="ch2_5f_emacs.Punctuation"><text:span text:style-name="T25">:</text:span></text:span></text:p>
      <text:p text:style-name="P38"><text:span text:style-name="T23"><text:s text:c="12"/></text:span><text:span text:style-name="ch2_5f_emacs.Name"><text:span text:style-name="T25">reimwörterbuch</text:span></text:span><text:span text:style-name="ch2_5f_emacs.Punctuation"><text:span text:style-name="T25">[</text:span></text:span><text:span text:style-name="ch2_5f_emacs.Name"><text:span text:style-name="T25">Endung</text:span></text:span><text:span text:style-name="ch2_5f_emacs.Punctuation"><text:span text:style-name="T25">]</text:span></text:span><text:span text:style-name="ch2_5f_emacs.Operator"><text:span text:style-name="T25">.</text:span></text:span><text:span text:style-name="ch2_5f_emacs.Name"><text:span text:style-name="T25">append</text:span></text:span><text:span text:style-name="ch2_5f_emacs.Punctuation"><text:span text:style-name="T25">(</text:span></text:span><text:span text:style-name="ch2_5f_emacs.Text"><text:span text:style-name="T25"> </text:span></text:span><text:span text:style-name="ch2_5f_emacs.Name"><text:span text:style-name="T25">wort</text:span></text:span><text:span text:style-name="ch2_5f_emacs.Text"><text:span text:style-name="T25"> </text:span></text:span><text:span text:style-name="ch2_5f_emacs.Punctuation"><text:span text:style-name="T25">)</text:span></text:span></text:p>
      <text:p text:style-name="P38"><text:span text:style-name="T23"><text:s text:c="8"/></text:span><text:span text:style-name="ch2_5f_emacs.Keyword"><text:span text:style-name="T25">else</text:span></text:span><text:span text:style-name="ch2_5f_emacs.Punctuation"><text:span text:style-name="T25">:</text:span></text:span></text:p>
      <text:p text:style-name="P38"><text:span text:style-name="T23"><text:s text:c="12"/></text:span><text:span text:style-name="ch2_5f_emacs.Name"><text:span text:style-name="T25">reimwörterbuch</text:span></text:span><text:span text:style-name="ch2_5f_emacs.Punctuation"><text:span text:style-name="T25">[</text:span></text:span><text:span text:style-name="ch2_5f_emacs.Name"><text:span text:style-name="T25">Endung</text:span></text:span><text:span text:style-name="ch2_5f_emacs.Punctuation"><text:span text:style-name="T25">]</text:span></text:span><text:span text:style-name="ch2_5f_emacs.Text"><text:span text:style-name="T25"> </text:span></text:span><text:span text:style-name="ch2_5f_emacs.Operator"><text:span text:style-name="T25">=</text:span></text:span><text:span text:style-name="ch2_5f_emacs.Text"><text:span text:style-name="T25"> </text:span></text:span><text:span text:style-name="ch2_5f_emacs.Punctuation"><text:span text:style-name="T25">[</text:span></text:span><text:span text:style-name="ch2_5f_emacs.Name"><text:span text:style-name="T25">wort</text:span></text:span><text:span text:style-name="ch2_5f_emacs.Punctuation"><text:span text:style-name="T25">]</text:span></text:span></text:p>
      <text:p text:style-name="P8"/>
      <text:p text:style-name="P12"/>
      <text:p text:style-name="P13">Ende Umsetzung</text:p>
      <text:h text:style-name="P24" text:outline-level="2"><text:soft-page-break/>Die<text:span text:style-name="T27"> 3.</text:span><text:span text:style-name="T3">Regel</text:span><text:span text:style-name="T27">:</text:span></text:h>
      <text:p text:style-name="P43">Jetzt wird nach Regel 3 geschaut. Ein Wort darf nicht in dem anderen Wort sein. Zum Beispiel raten und verraten. <text:span text:style-name="T11">Raten ist in verraten also ist das falsch. </text:span></text:p>
      <text:p text:style-name="P3">Beispiel 3.Regel:</text:p>
      <text:p text:style-name="P6">raten------verraten (falsch) <text:s text:c="2"/>raten in verraten: <text:span text:style-name="T28">ver</text:span>(raten)</text:p>
      <text:p text:style-name="P6">Apfelkuchen------Kuchen (falsch) <text:s text:c="3"/>Kuchen in Apfelkuchen: Apfel(Kuchen)</text:p>
      <text:p text:style-name="P6">suchen-----Kuchen (richtig) <text:s text:c="4"/>suchen ist nicht in Kuchen und Kuchen ist nicht in suchen</text:p>
      <text:h text:style-name="P24" text:outline-level="2">Lösungsidee 3.Regel:</text:h>
      <text:p text:style-name="P14">Regel 3 vergleicht zwei Wörter miteinander. Deswegen muss ich zuerst die Paare bilden (siehe unten). Danach muss ich die Wörterpaare anschauen und nachsehen, ob ein Wort im anderen Wort enthalten ist. Wenn es so wäre, filter ich das Paar heraus. Das heißt, dass ich das Paar ignoriere. So filter ich es mit allen Paaren. So wende ich die 3.Regel an.</text:p>
      <text:h text:style-name="P27" text:outline-level="2">Umsetzung Regel 3:</text:h>
      <text:p text:style-name="P46">Ich hab die zwei Wörter Guckwort und wort:</text:p>
      <text:p text:style-name="P32"><text:span text:style-name="ch2_5f_emacs.Name">len1</text:span><text:span text:style-name="ch2_5f_emacs.Operator">=</text:span><text:span text:style-name="ch2_5f_emacs.Text"> </text:span><text:span text:style-name="ch2_5f_emacs.Name.Builtin">len</text:span><text:span text:style-name="ch2_5f_emacs.Punctuation">(</text:span><text:span text:style-name="ch2_5f_emacs.Name">guckwort</text:span><text:span text:style-name="ch2_5f_emacs.Punctuation">)</text:span></text:p>
      <text:p text:style-name="P32"><text:span text:style-name="ch2_5f_emacs.Name">len2</text:span><text:span text:style-name="ch2_5f_emacs.Text"> </text:span><text:span text:style-name="ch2_5f_emacs.Operator">=</text:span><text:span text:style-name="ch2_5f_emacs.Text"> </text:span><text:span text:style-name="ch2_5f_emacs.Name.Builtin">len</text:span><text:span text:style-name="ch2_5f_emacs.Punctuation">(</text:span><text:span text:style-name="ch2_5f_emacs.Name">wort</text:span><text:span text:style-name="ch2_5f_emacs.Punctuation">)</text:span></text:p>
      <text:p text:style-name="P9">Wenn len1 &lt; len2 ist und wenn guckwort am Ende von wort ist oder auch andersrum. Dann ignoriere ich das Paar. Wenn es nicht es. Dann ist es ein richtiges Paar.</text:p>
      <text:p text:style-name="P39"><text:span text:style-name="ch2_5f_emacs.Keyword"><text:span text:style-name="T19">if</text:span></text:span><text:span text:style-name="ch2_5f_emacs.Text"><text:span text:style-name="T19"> </text:span></text:span><text:span text:style-name="ch2_5f_emacs.Punctuation"><text:span text:style-name="T19">(</text:span></text:span><text:span text:style-name="ch2_5f_emacs.Name"><text:span text:style-name="T19">len1</text:span></text:span><text:span text:style-name="ch2_5f_emacs.Text"><text:span text:style-name="T19"> </text:span></text:span><text:span text:style-name="ch2_5f_emacs.Operator"><text:span text:style-name="T19">&lt;</text:span></text:span><text:span text:style-name="ch2_5f_emacs.Text"><text:span text:style-name="T19"> </text:span></text:span><text:span text:style-name="ch2_5f_emacs.Name"><text:span text:style-name="T19">len2</text:span></text:span><text:span text:style-name="ch2_5f_emacs.Text"><text:span text:style-name="T19"> </text:span></text:span><text:span text:style-name="ch2_5f_emacs.Operator.Word"><text:span text:style-name="T19">and</text:span></text:span><text:span text:style-name="ch2_5f_emacs.Text"><text:span text:style-name="T19"> </text:span></text:span><text:span text:style-name="ch2_5f_emacs.Name"><text:span text:style-name="T19">guckwort</text:span></text:span><text:span text:style-name="ch2_5f_emacs.Operator"><text:span text:style-name="T19">.</text:span></text:span><text:span text:style-name="ch2_5f_emacs.Name"><text:span text:style-name="T19">lower</text:span></text:span><text:span text:style-name="ch2_5f_emacs.Punctuation"><text:span text:style-name="T19">()</text:span></text:span><text:span text:style-name="ch2_5f_emacs.Text"><text:span text:style-name="T19"> </text:span></text:span><text:span text:style-name="ch2_5f_emacs.Operator"><text:span text:style-name="T19">==</text:span></text:span><text:span text:style-name="ch2_5f_emacs.Text"><text:span text:style-name="T19"> </text:span></text:span><text:span text:style-name="ch2_5f_emacs.Name"><text:span text:style-name="T19">wort</text:span></text:span><text:span text:style-name="ch2_5f_emacs.Punctuation"><text:span text:style-name="T19">[</text:span></text:span><text:span text:style-name="ch2_5f_emacs.Operator"><text:span text:style-name="T19">-</text:span></text:span><text:span text:style-name="ch2_5f_emacs.Name"><text:span text:style-name="T19">len1</text:span></text:span><text:span text:style-name="ch2_5f_emacs.Punctuation"><text:span text:style-name="T19">:]</text:span></text:span><text:span text:style-name="ch2_5f_emacs.Operator"><text:span text:style-name="T19">.</text:span></text:span><text:span text:style-name="ch2_5f_emacs.Name"><text:span text:style-name="T19">lower</text:span></text:span><text:span text:style-name="ch2_5f_emacs.Punctuation"><text:span text:style-name="T19">())</text:span></text:span><text:span text:style-name="ch2_5f_emacs.Text"><text:span text:style-name="T19"> </text:span></text:span><text:span text:style-name="ch2_5f_emacs.Operator.Word"><text:span text:style-name="T19">or</text:span></text:span><text:span text:style-name="ch2_5f_emacs.Text"><text:span text:style-name="T19"> </text:span></text:span><text:span text:style-name="ch2_5f_emacs.Punctuation"><text:span text:style-name="T19">(</text:span></text:span><text:span text:style-name="ch2_5f_emacs.Name"><text:span text:style-name="T19">len1</text:span></text:span><text:span text:style-name="ch2_5f_emacs.Text"><text:span text:style-name="T19"> </text:span></text:span><text:span text:style-name="ch2_5f_emacs.Operator"><text:span text:style-name="T19">&gt;</text:span></text:span><text:span text:style-name="ch2_5f_emacs.Text"><text:span text:style-name="T19"> </text:span></text:span><text:span text:style-name="ch2_5f_emacs.Name"><text:span text:style-name="T19">len2</text:span></text:span><text:span text:style-name="ch2_5f_emacs.Text"><text:span text:style-name="T19"> </text:span></text:span><text:span text:style-name="ch2_5f_emacs.Operator.Word"><text:span text:style-name="T19">and</text:span></text:span><text:span text:style-name="ch2_5f_emacs.Text"><text:span text:style-name="T19"> </text:span></text:span><text:span text:style-name="ch2_5f_emacs.Name"><text:span text:style-name="T19">wort</text:span></text:span><text:span text:style-name="ch2_5f_emacs.Operator"><text:span text:style-name="T19">.</text:span></text:span><text:span text:style-name="ch2_5f_emacs.Name"><text:span text:style-name="T19">lower</text:span></text:span><text:span text:style-name="ch2_5f_emacs.Punctuation"><text:span text:style-name="T19">()</text:span></text:span><text:span text:style-name="ch2_5f_emacs.Text"><text:span text:style-name="T19"> </text:span></text:span><text:span text:style-name="ch2_5f_emacs.Operator"><text:span text:style-name="T19">==</text:span></text:span><text:span text:style-name="ch2_5f_emacs.Text"><text:span text:style-name="T19"> </text:span></text:span><text:span text:style-name="ch2_5f_emacs.Name"><text:span text:style-name="T19">guckwort</text:span></text:span><text:span text:style-name="ch2_5f_emacs.Punctuation"><text:span text:style-name="T19">[</text:span></text:span><text:span text:style-name="ch2_5f_emacs.Operator"><text:span text:style-name="T19">-</text:span></text:span><text:span text:style-name="ch2_5f_emacs.Name"><text:span text:style-name="T19">len2</text:span></text:span><text:span text:style-name="ch2_5f_emacs.Punctuation"><text:span text:style-name="T19">:]</text:span></text:span><text:span text:style-name="ch2_5f_emacs.Operator"><text:span text:style-name="T19">.</text:span></text:span><text:span text:style-name="ch2_5f_emacs.Name"><text:span text:style-name="T19">lower</text:span></text:span><text:span text:style-name="ch2_5f_emacs.Punctuation"><text:span text:style-name="T19">()):</text:span></text:span><text:span text:style-name="T19"> </text:span></text:p>
      <text:p text:style-name="P39"><text:span text:style-name="ch2_5f_emacs.Keyword"><text:span text:style-name="T19"><text:s/></text:span></text:span><text:span text:style-name="ch2_5f_emacs.Keyword"><text:span text:style-name="T19"><text:s text:c="3"/></text:span></text:span><text:span text:style-name="ch2_5f_emacs.Keyword"><text:span text:style-name="T19">continue</text:span></text:span></text:p>
      <text:p text:style-name="P9"/>
      <text:p text:style-name="P10">Ende Umsetzung</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athJax_Typewriter" svg:font-family="MathJax_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2_5f_emacs" style:display-name="ch2_emacs" style:family="text"/>
    <style:style style:name="ch2_5f_emacs.Keyword" style:display-name="ch2_emacs.Keyword" style:family="text" style:parent-style-name="ch2_5f_emacs">
      <style:text-properties fo:color="#aa22ff" fo:font-weight="bold"/>
    </style:style>
    <style:style style:name="ch2_5f_emacs.Name" style:display-name="ch2_emacs.Name" style:family="text" style:parent-style-name="ch2_5f_emacs"/>
    <style:style style:name="ch2_5f_emacs.Name.Function" style:display-name="ch2_emacs.Name.Function" style:family="text" style:parent-style-name="ch2_5f_emacs.Name">
      <style:text-properties fo:color="#00a000"/>
    </style:style>
    <style:style style:name="ch2_5f_emacs.Punctuation" style:display-name="ch2_emacs.Punctuation" style:family="text" style:parent-style-name="ch2_5f_emacs"/>
    <style:style style:name="ch2_5f_emacs.Text" style:display-name="ch2_emacs.Text" style:family="text" style:parent-style-name="ch2_5f_emacs"/>
    <style:style style:name="ch2_5f_emacs.Literal" style:display-name="ch2_emacs.Literal" style:family="text" style:parent-style-name="ch2_5f_emacs"/>
    <style:style style:name="ch2_5f_emacs.Literal.Number" style:display-name="ch2_emacs.Literal.Number" style:family="text" style:parent-style-name="ch2_5f_emacs.Literal">
      <style:text-properties fo:color="#666666"/>
    </style:style>
    <style:style style:name="ch2_5f_emacs.Literal.Number.Integer" style:display-name="ch2_emacs.Literal.Number.Integer" style:family="text" style:parent-style-name="ch2_5f_emacs.Literal.Number"/>
    <style:style style:name="ch2_5f_emacs.Operator" style:display-name="ch2_emacs.Operator" style:family="text" style:parent-style-name="ch2_5f_emacs">
      <style:text-properties fo:color="#666666"/>
    </style:style>
    <style:style style:name="ch2_5f_emacs.Literal.String" style:display-name="ch2_emacs.Literal.String" style:family="text" style:parent-style-name="ch2_5f_emacs.Literal">
      <style:text-properties fo:color="#bb4444"/>
    </style:style>
    <style:style style:name="ch2_5f_emacs.Literal.String.Double" style:display-name="ch2_emacs.Literal.String.Double" style:family="text" style:parent-style-name="ch2_5f_emacs.Literal.String"/>
    <style:style style:name="ch2_5f_emacs.Name.Builtin" style:display-name="ch2_emacs.Name.Builtin" style:family="text" style:parent-style-name="ch2_5f_emacs.Name">
      <style:text-properties fo:color="#aa22ff"/>
    </style:style>
    <style:style style:name="ch2_5f_emacs.Operator.Word" style:display-name="ch2_emacs.Operator.Word" style:family="text" style:parent-style-name="ch2_5f_emacs.Operator">
      <style:text-properties fo:color="#aa22ff" fo:font-weight="bold"/>
    </style:style>
    <style:style style:name="ch2_5f_emacs.Keyword.Constant" style:display-name="ch2_emacs.Keyword.Constant" style:family="text" style:parent-style-name="ch2_5f_emacs.Keyword"/>
    <style:style style:name="ch2_5f_emacs.Comment" style:display-name="ch2_emacs.Comment" style:family="text" style:parent-style-name="ch2_5f_emacs">
      <style:text-properties fo:color="#008800" fo:font-style="italic"/>
    </style:style>
    <style:style style:name="ch2_5f_emacs.Comment.Single" style:display-name="ch2_emacs.Comment.Single" style:family="text" style:parent-style-name="ch2_5f_emacs.Comment"/>
    <style:style style:name="ch2_5f_emacs.Error" style:display-name="ch2_emacs.Error" style:family="text" style:parent-style-name="ch2_5f_emacs"/>
    <style:style style:name="ch2_5f_arduino.Text" style:display-name="ch2_arduino.Text" style:family="text"/>
    <style:style style:name="ch2_5f_arduino.Punctuation" style:display-name="ch2_arduino.Punctuation" style:family="text"/>
    <style:style style:name="ch2_5f_arduino.Name.Function" style:display-name="ch2_arduino.Name.Function" style:family="text">
      <style:text-properties fo:color="#d35400"/>
    </style:style>
    <style:style style:name="ch2_5f_arduino.Name" style:display-name="ch2_arduino.Name" style:family="text">
      <style:text-properties fo:color="#434f54"/>
    </style:style>
    <style:style style:name="ch2_5f_arduino.Keyword" style:display-name="ch2_arduino.Keyword" style:family="text">
      <style:text-properties fo:color="#728e00"/>
    </style:style>
    <style:style style:name="ch2_5f_arduino" style:display-name="ch2_arduino"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0T18:05:17.378324848</meta:creation-date>
    <dc:date>2022-11-06T16:22:08.794305142</dc:date>
    <meta:editing-duration>PT1H56M19S</meta:editing-duration>
    <meta:editing-cycles>13</meta:editing-cycles>
    <meta:generator>LibreOffice/6.4.7.2$Linux_AARCH64 LibreOffice_project/40$Build-2</meta:generator>
    <meta:print-date>2022-11-05T16:44:19.010870724</meta:print-date>
    <meta:document-statistic meta:table-count="0" meta:image-count="0" meta:object-count="0" meta:page-count="4" meta:paragraph-count="87" meta:word-count="980" meta:character-count="6514" meta:non-whitespace-character-count="5268"/>
  </office:meta>
</office:document-meta>
</file>